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ce2"/>
        <table:table-row table:style-name="ro1">
          <table:table-cell table:style-name="ce1" office:value-type="string" calcext:value-type="string">
            <text:p>curd</text:p>
          </table:table-cell>
          <table:table-cell table:style-name="ce1" office:value-type="string" calcext:value-type="string">
            <text:p>curdg</text:p>
          </table:table-cell>
          <table:table-cell table:style-name="ce1" office:value-type="string" calcext:value-type="string">
            <text:p>curq</text:p>
          </table:table-cell>
          <table:table-cell table:style-name="ce1" office:value-type="string" calcext:value-type="string">
            <text:p>curqg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edprime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eqprime</text:p>
          </table:table-cell>
          <table:table-cell table:style-name="ce1" office:value-type="string" calcext:value-type="string">
            <text:p>eterm</text:p>
          </table:table-cell>
          <table:table-cell table:style-name="ce1" office:value-type="string" calcext:value-type="string">
            <text:p>mac_ang</text:p>
          </table:table-cell>
          <table:table-cell table:style-name="ce1" office:value-type="string" calcext:value-type="string">
            <text:p>mac_spd</text:p>
          </table:table-cell>
          <table:table-cell table:style-name="ce1" office:value-type="string" calcext:value-type="string">
            <text:p>pelect</text:p>
          </table:table-cell>
          <table:table-cell table:style-name="ce1" office:value-type="string" calcext:value-type="string">
            <text:p>qelect</text:p>
          </table:table-cell>
          <table:table-cell table:style-name="ce1" office:value-type="string" calcext:value-type="string">
            <text:p>pmech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si_im</text:p>
          </table:table-cell>
          <table:table-cell table:style-name="ce1" office:value-type="string" calcext:value-type="string">
            <text:p>psi_re</text:p>
          </table:table-cell>
          <table:table-cell table:style-name="ce1" office:value-type="string" calcext:value-type="string">
            <text:p>vex</text:p>
          </table:table-cell>
          <table:table-cell table:style-name="ce1" office:value-type="string" calcext:value-type="string">
            <text:p>rot_re</text:p>
          </table:table-cell>
          <table:table-cell table:style-name="ce1" office:value-type="string" calcext:value-type="string">
            <text:p>rot_im</text:p>
          </table:table-cell>
          <table:table-cell table:style-name="ce1" office:value-type="string" calcext:value-type="string">
            <text:p>curr_re</text:p>
          </table:table-cell>
          <table:table-cell table:style-name="ce1" office:value-type="string" calcext:value-type="string">
            <text:p>curr_im</text:p>
          </table:table-cell>
          <table:table-cell table:style-name="ce1" office:value-type="string" calcext:value-type="string">
            <text:p>ei_re</text:p>
          </table:table-cell>
          <table:table-cell table:style-name="ce1" office:value-type="string" calcext:value-type="string">
            <text:p>ei_im</text:p>
          </table:table-cell>
          <table:table-cell table:style-name="ce1" office:value-type="string" calcext:value-type="string">
            <text:p>eprime_re</text:p>
          </table:table-cell>
          <table:table-cell table:style-name="ce1" office:value-type="string" calcext:value-type="string">
            <text:p>epime_im</text:p>
          </table:table-cell>
          <table:table-cell table:style-name="ce1" office:value-type="string" calcext:value-type="string">
            <text:p>v_re</text:p>
          </table:table-cell>
          <table:table-cell table:style-name="ce1" office:value-type="string" calcext:value-type="string">
            <text:p>v_im</text:p>
          </table:table-cell>
          <table:table-cell table:style-name="ce1" office:value-type="string" calcext:value-type="string">
            <text:p>E_Isat</text:p>
          </table:table-cell>
          <table:table-cell table:style-name="ce1" office:value-type="string" calcext:value-type="string">
            <text:p>fldcur</text:p>
          </table:table-cell>
        </table:table-row>
        <table:table-row table:style-name="ro1">
          <table:table-cell office:value-type="float" office:value="5.80481" calcext:value-type="float">
            <text:p>5.80481</text:p>
          </table:table-cell>
          <table:table-cell office:value-type="float" office:value="0.644979" calcext:value-type="float">
            <text:p>0.644979</text:p>
          </table:table-cell>
          <table:table-cell office:value-type="float" office:value="3.89309" calcext:value-type="float">
            <text:p>3.89309</text:p>
          </table:table-cell>
          <table:table-cell office:value-type="float" office:value="0.432565" calcext:value-type="float">
            <text:p>0.432565</text:p>
          </table:table-cell>
          <table:table-cell office:value-type="float" office:value="0.735361" calcext:value-type="float">
            <text:p>0.735361</text:p>
          </table:table-cell>
          <table:table-cell office:value-type="float" office:value="0.62722" calcext:value-type="float">
            <text:p>0.62722</text:p>
          </table:table-cell>
          <table:table-cell office:value-type="float" office:value="0.72121" calcext:value-type="float">
            <text:p>0.72121</text:p>
          </table:table-cell>
          <table:table-cell office:value-type="float" office:value="0.882455" calcext:value-type="float">
            <text:p>0.882455</text:p>
          </table:table-cell>
          <table:table-cell office:value-type="float" office:value="1.03" calcext:value-type="float">
            <text:p>1.03</text:p>
          </table:table-cell>
          <table:table-cell office:value-type="float" office:value="1.118" calcext:value-type="float">
            <text:p>1.118</text:p>
          </table:table-cell>
          <table:table-cell office:value-type="float" office:value="1" calcext:value-type="float">
            <text:p>1</text:p>
          </table:table-cell>
          <table:table-cell office:value-type="float" office:value="7.07637" calcext:value-type="float">
            <text:p>7.07637</text:p>
          </table:table-cell>
          <table:table-cell office:value-type="float" office:value="1.32367" calcext:value-type="float">
            <text:p>1.32367</text:p>
          </table:table-cell>
          <table:table-cell office:value-type="float" office:value="0.786263" calcext:value-type="float">
            <text:p>0.786263</text:p>
          </table:table-cell>
          <table:table-cell office:value-type="float" office:value="0.184917" calcext:value-type="float">
            <text:p>0.184917</text:p>
          </table:table-cell>
          <table:table-cell office:value-type="float" office:value="0.519129" calcext:value-type="float">
            <text:p>0.519129</text:p>
          </table:table-cell>
          <table:table-cell office:value-type="float" office:value="0.950072" calcext:value-type="float">
            <text:p>0.950072</text:p>
          </table:table-cell>
          <table:table-cell office:value-type="float" office:value="1.88217" calcext:value-type="float">
            <text:p>1.88217</text:p>
          </table:table-cell>
          <table:table-cell office:value-type="float" office:value="0.899227" calcext:value-type="float">
            <text:p>0.899227</text:p>
          </table:table-cell>
          <table:table-cell office:value-type="float" office:value="0.437483" calcext:value-type="float">
            <text:p>0.437483</text:p>
          </table:table-cell>
          <table:table-cell office:value-type="float" office:value="0.644979" calcext:value-type="float">
            <text:p>0.644979</text:p>
          </table:table-cell>
          <table:table-cell office:value-type="float" office:value="0.432565" calcext:value-type="float">
            <text:p>0.432565</text:p>
          </table:table-cell>
          <table:table-cell office:value-type="float" office:value="0.795201" calcext:value-type="float">
            <text:p>0.795201</text:p>
          </table:table-cell>
          <table:table-cell office:value-type="float" office:value="1.6345" calcext:value-type="float">
            <text:p>1.6345</text:p>
          </table:table-cell>
          <table:table-cell office:value-type="float" office:value="0.62722" calcext:value-type="float">
            <text:p>0.62722</text:p>
          </table:table-cell>
          <table:table-cell office:value-type="float" office:value="0.882455" calcext:value-type="float">
            <text:p>0.882455</text:p>
          </table:table-cell>
          <table:table-cell office:value-type="float" office:value="0.735361" calcext:value-type="float">
            <text:p>0.735361</text:p>
          </table:table-cell>
          <table:table-cell office:value-type="float" office:value="0.72121" calcext:value-type="float">
            <text:p>0.72121</text:p>
          </table:table-cell>
          <table:table-cell office:value-type="float" office:value="0.882455" calcext:value-type="float">
            <text:p>0.882455</text:p>
          </table:table-cell>
          <table:table-cell office:value-type="float" office:value="1.88217" calcext:value-type="float">
            <text:p>1.88217</text:p>
          </table:table-cell>
        </table:table-row>
        <table:table-row table:style-name="ro1">
          <table:table-cell office:value-type="float" office:value="5.79517" calcext:value-type="float">
            <text:p>5.79517</text:p>
          </table:table-cell>
          <table:table-cell office:value-type="float" office:value="0.643908" calcext:value-type="float">
            <text:p>0.643908</text:p>
          </table:table-cell>
          <table:table-cell office:value-type="float" office:value="3.93672" calcext:value-type="float">
            <text:p>3.93672</text:p>
          </table:table-cell>
          <table:table-cell office:value-type="float" office:value="0.437413" calcext:value-type="float">
            <text:p>0.437413</text:p>
          </table:table-cell>
          <table:table-cell office:value-type="float" office:value="0.743602" calcext:value-type="float">
            <text:p>0.743602</text:p>
          </table:table-cell>
          <table:table-cell office:value-type="float" office:value="0.634249" calcext:value-type="float">
            <text:p>0.634249</text:p>
          </table:table-cell>
          <table:table-cell office:value-type="float" office:value="0.683488" calcext:value-type="float">
            <text:p>0.683488</text:p>
          </table:table-cell>
          <table:table-cell office:value-type="float" office:value="0.844465" calcext:value-type="float">
            <text:p>0.844465</text:p>
          </table:table-cell>
          <table:table-cell office:value-type="float" office:value="1.01" calcext:value-type="float">
            <text:p>1.01</text:p>
          </table:table-cell>
          <table:table-cell office:value-type="float" office:value="0.979233" calcext:value-type="float">
            <text:p>0.9792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3358" calcext:value-type="float">
            <text:p>1.03358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146596" calcext:value-type="float">
            <text:p>0.146596</text:p>
          </table:table-cell>
          <table:table-cell office:value-type="float" office:value="0.34727" calcext:value-type="float">
            <text:p>0.34727</text:p>
          </table:table-cell>
          <table:table-cell office:value-type="float" office:value="0.997395" calcext:value-type="float">
            <text:p>0.997395</text:p>
          </table:table-cell>
          <table:table-cell office:value-type="float" office:value="1.84252" calcext:value-type="float">
            <text:p>1.84252</text:p>
          </table:table-cell>
          <table:table-cell office:value-type="float" office:value="0.83007" calcext:value-type="float">
            <text:p>0.83007</text:p>
          </table:table-cell>
          <table:table-cell office:value-type="float" office:value="0.55766" calcext:value-type="float">
            <text:p>0.55766</text:p>
          </table:table-cell>
          <table:table-cell office:value-type="float" office:value="0.643908" calcext:value-type="float">
            <text:p>0.643908</text:p>
          </table:table-cell>
          <table:table-cell office:value-type="float" office:value="0.437413" calcext:value-type="float">
            <text:p>0.437413</text:p>
          </table:table-cell>
          <table:table-cell office:value-type="float" office:value="0.991593" calcext:value-type="float">
            <text:p>0.991593</text:p>
          </table:table-cell>
          <table:table-cell office:value-type="float" office:value="1.47597" calcext:value-type="float">
            <text:p>1.47597</text:p>
          </table:table-cell>
          <table:table-cell office:value-type="float" office:value="0.634249" calcext:value-type="float">
            <text:p>0.634249</text:p>
          </table:table-cell>
          <table:table-cell office:value-type="float" office:value="0.844465" calcext:value-type="float">
            <text:p>0.844465</text:p>
          </table:table-cell>
          <table:table-cell office:value-type="float" office:value="0.743602" calcext:value-type="float">
            <text:p>0.743602</text:p>
          </table:table-cell>
          <table:table-cell office:value-type="float" office:value="0.683488" calcext:value-type="float">
            <text:p>0.683488</text:p>
          </table:table-cell>
          <table:table-cell office:value-type="float" office:value="0.844465" calcext:value-type="float">
            <text:p>0.844465</text:p>
          </table:table-cell>
          <table:table-cell office:value-type="float" office:value="1.84252" calcext:value-type="float">
            <text:p>1.84252</text:p>
          </table:table-cell>
        </table:table-row>
        <table:table-row table:style-name="ro1">
          <table:table-cell office:value-type="float" office:value="6.0391" calcext:value-type="float">
            <text:p>6.0391</text:p>
          </table:table-cell>
          <table:table-cell office:value-type="float" office:value="0.671011" calcext:value-type="float">
            <text:p>0.671011</text:p>
          </table:table-cell>
          <table:table-cell office:value-type="float" office:value="3.81544" calcext:value-type="float">
            <text:p>3.81544</text:p>
          </table:table-cell>
          <table:table-cell office:value-type="float" office:value="0.423938" calcext:value-type="float">
            <text:p>0.423938</text:p>
          </table:table-cell>
          <table:table-cell office:value-type="float" office:value="0.720694" calcext:value-type="float">
            <text:p>0.720694</text:p>
          </table:table-cell>
          <table:table-cell office:value-type="float" office:value="0.61471" calcext:value-type="float">
            <text:p>0.61471</text:p>
          </table:table-cell>
          <table:table-cell office:value-type="float" office:value="0.735867" calcext:value-type="float">
            <text:p>0.735867</text:p>
          </table:table-cell>
          <table:table-cell office:value-type="float" office:value="0.903619" calcext:value-type="float">
            <text:p>0.903619</text:p>
          </table:table-cell>
          <table:table-cell office:value-type="float" office:value="1.03" calcext:value-type="float">
            <text:p>1.03</text:p>
          </table:table-cell>
          <table:table-cell office:value-type="float" office:value="0.656453" calcext:value-type="float">
            <text:p>0.656453</text:p>
          </table:table-cell>
          <table:table-cell office:value-type="float" office:value="1" calcext:value-type="float">
            <text:p>1</text:p>
          </table:table-cell>
          <table:table-cell office:value-type="float" office:value="7.16" calcext:value-type="float">
            <text:p>7.16</text:p>
          </table:table-cell>
          <table:table-cell office:value-type="float" office:value="1.69421" calcext:value-type="float">
            <text:p>1.69421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232348" calcext:value-type="float">
            <text:p>0.232348</text:p>
          </table:table-cell>
          <table:table-cell office:value-type="float" office:value="0.0645389" calcext:value-type="float">
            <text:p>0.0645389</text:p>
          </table:table-cell>
          <table:table-cell office:value-type="float" office:value="1.09098" calcext:value-type="float">
            <text:p>1.09098</text:p>
          </table:table-cell>
          <table:table-cell office:value-type="float" office:value="1.94369" calcext:value-type="float">
            <text:p>1.94369</text:p>
          </table:table-cell>
          <table:table-cell office:value-type="float" office:value="0.610311" calcext:value-type="float">
            <text:p>0.610311</text:p>
          </table:table-cell>
          <table:table-cell office:value-type="float" office:value="0.792162" calcext:value-type="float">
            <text:p>0.792162</text:p>
          </table:table-cell>
          <table:table-cell office:value-type="float" office:value="0.671011" calcext:value-type="float">
            <text:p>0.671011</text:p>
          </table:table-cell>
          <table:table-cell office:value-type="float" office:value="0.423938" calcext:value-type="float">
            <text:p>0.423938</text:p>
          </table:table-cell>
          <table:table-cell office:value-type="float" office:value="1.48656" calcext:value-type="float">
            <text:p>1.48656</text:p>
          </table:table-cell>
          <table:table-cell office:value-type="float" office:value="1.1453" calcext:value-type="float">
            <text:p>1.1453</text:p>
          </table:table-cell>
          <table:table-cell office:value-type="float" office:value="0.61471" calcext:value-type="float">
            <text:p>0.61471</text:p>
          </table:table-cell>
          <table:table-cell office:value-type="float" office:value="0.903619" calcext:value-type="float">
            <text:p>0.903619</text:p>
          </table:table-cell>
          <table:table-cell office:value-type="float" office:value="0.720694" calcext:value-type="float">
            <text:p>0.720694</text:p>
          </table:table-cell>
          <table:table-cell office:value-type="float" office:value="0.735867" calcext:value-type="float">
            <text:p>0.735867</text:p>
          </table:table-cell>
          <table:table-cell office:value-type="float" office:value="0.903619" calcext:value-type="float">
            <text:p>0.903619</text:p>
          </table:table-cell>
          <table:table-cell office:value-type="float" office:value="1.94369" calcext:value-type="float">
            <text:p>1.94369</text:p>
          </table:table-cell>
        </table:table-row>
        <table:table-row table:style-name="ro1">
          <table:table-cell office:value-type="float" office:value="6.14399" calcext:value-type="float">
            <text:p>6.14399</text:p>
          </table:table-cell>
          <table:table-cell office:value-type="float" office:value="0.682666" calcext:value-type="float">
            <text:p>0.682666</text:p>
          </table:table-cell>
          <table:table-cell office:value-type="float" office:value="3.70673" calcext:value-type="float">
            <text:p>3.70673</text:p>
          </table:table-cell>
          <table:table-cell office:value-type="float" office:value="0.411859" calcext:value-type="float">
            <text:p>0.411859</text:p>
          </table:table-cell>
          <table:table-cell office:value-type="float" office:value="0.70016" calcext:value-type="float">
            <text:p>0.70016</text:p>
          </table:table-cell>
          <table:table-cell office:value-type="float" office:value="0.597195" calcext:value-type="float">
            <text:p>0.597195</text:p>
          </table:table-cell>
          <table:table-cell office:value-type="float" office:value="0.727926" calcext:value-type="float">
            <text:p>0.727926</text:p>
          </table:table-cell>
          <table:table-cell office:value-type="float" office:value="0.898593" calcext:value-type="float">
            <text:p>0.898593</text:p>
          </table:table-cell>
          <table:table-cell office:value-type="float" office:value="1.01" calcext:value-type="float">
            <text:p>1.01</text:p>
          </table:table-cell>
          <table:table-cell office:value-type="float" office:value="0.47113" calcext:value-type="float">
            <text:p>0.471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7707" calcext:value-type="float">
            <text:p>1.8770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261989" calcext:value-type="float">
            <text:p>0.261989</text:p>
          </table:table-cell>
          <table:table-cell office:value-type="float" office:value="-0.124269" calcext:value-type="float">
            <text:p>-0.124269</text:p>
          </table:table-cell>
          <table:table-cell office:value-type="float" office:value="1.07176" calcext:value-type="float">
            <text:p>1.07176</text:p>
          </table:table-cell>
          <table:table-cell office:value-type="float" office:value="1.95672" calcext:value-type="float">
            <text:p>1.95672</text:p>
          </table:table-cell>
          <table:table-cell office:value-type="float" office:value="0.453894" calcext:value-type="float">
            <text:p>0.453894</text:p>
          </table:table-cell>
          <table:table-cell office:value-type="float" office:value="0.891056" calcext:value-type="float">
            <text:p>0.891056</text:p>
          </table:table-cell>
          <table:table-cell office:value-type="float" office:value="0.682666" calcext:value-type="float">
            <text:p>0.682666</text:p>
          </table:table-cell>
          <table:table-cell office:value-type="float" office:value="0.411859" calcext:value-type="float">
            <text:p>0.411859</text:p>
          </table:table-cell>
          <table:table-cell office:value-type="float" office:value="1.68272" calcext:value-type="float">
            <text:p>1.68272</text:p>
          </table:table-cell>
          <table:table-cell office:value-type="float" office:value="0.857159" calcext:value-type="float">
            <text:p>0.857159</text:p>
          </table:table-cell>
          <table:table-cell office:value-type="float" office:value="0.597195" calcext:value-type="float">
            <text:p>0.597195</text:p>
          </table:table-cell>
          <table:table-cell office:value-type="float" office:value="0.898593" calcext:value-type="float">
            <text:p>0.898593</text:p>
          </table:table-cell>
          <table:table-cell office:value-type="float" office:value="0.70016" calcext:value-type="float">
            <text:p>0.70016</text:p>
          </table:table-cell>
          <table:table-cell office:value-type="float" office:value="0.727926" calcext:value-type="float">
            <text:p>0.727926</text:p>
          </table:table-cell>
          <table:table-cell office:value-type="float" office:value="0.898593" calcext:value-type="float">
            <text:p>0.898593</text:p>
          </table:table-cell>
          <table:table-cell office:value-type="float" office:value="1.95672" calcext:value-type="float">
            <text:p>1.95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39:55.004246799</meta:creation-date>
    <dc:date>2024-10-09T10:49:24.948282113</dc:date>
    <meta:editing-duration>PT8M57S</meta:editing-duration>
    <meta:editing-cycles>2</meta:editing-cycles>
    <meta:generator>LibreOffice/7.3.7.2$Linux_X86_64 LibreOffice_project/30$Build-2</meta:generator>
    <meta:document-statistic meta:table-count="1" meta:cell-count="150" meta:object-count="0"/>
  </office:meta>
</office:document-meta>
</file>